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6b4794" draw:textarea-horizontal-align="justify" draw:textarea-vertical-align="middle" draw:auto-grow-height="false" fo:min-height="8.216cm" fo:min-width="19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8cm" fo:min-width="17.628cm"/>
    </style:style>
    <style:style style:name="gr3" style:family="graphic" style:parent-style-name="objectwithoutfill">
      <style:graphic-properties svg:stroke-width="0.08cm" svg:stroke-color="#ffffff" draw:marker-start-width="0.165cm" draw:marker-end-width="0.165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8cm" fo:min-width="17.628cm"/>
    </style:style>
    <style:style style:name="gr6" style:family="graphic" style:parent-style-name="standard">
      <style:graphic-properties draw:fill-color="#dc2300" draw:textarea-horizontal-align="justify" draw:textarea-vertical-align="middle" draw:auto-grow-height="false" fo:min-height="1cm" fo:min-width="5.5cm"/>
    </style:style>
    <style:style style:name="gr7" style:family="graphic" style:parent-style-name="objectwithoutfill">
      <style:graphic-properties svg:stroke-width="0.08cm" svg:stroke-color="#ffffff" draw:marker-start-width="0.285cm" draw:marker-end-width="0.285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cm" svg:stroke-color="#ffffff" draw:marker-start-width="0.525cm" draw:marker-end-width="0.525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cm" svg:stroke-color="#ffffff" draw:marker-start-width="0.405cm" draw:marker-end-width="0.405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solid" draw:fill-color="#6b4794"/>
      <style:paragraph-properties fo:text-align="center"/>
    </style:style>
    <style:style style:name="P2" style:family="paragraph">
      <loext:graphic-properties draw:fill="none" draw:fill-color="#ffffff"/>
      <style:text-properties fo:color="#ffffff" fo:font-size="14pt" fo:font-style="italic" fo:font-weight="bold" style:font-size-asian="18pt" style:font-style-asian="italic" style:font-size-complex="18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>
        <style:tab-stops>
          <style:tab-stop style:position="1.493cm"/>
          <style:tab-stop style:position="7.49cm"/>
          <style:tab-stop style:position="13.487cm"/>
        </style:tab-stops>
      </style:paragraph-properties>
    </style:style>
    <style:style style:name="P6" style:family="paragraph">
      <loext:graphic-properties draw:fill="none" draw:fill-color="#ffffff"/>
      <style:paragraph-properties>
        <style:tab-stops>
          <style:tab-stop style:position="1.493cm"/>
          <style:tab-stop style:position="7.49cm"/>
          <style:tab-stop style:position="13.487cm"/>
        </style:tab-stops>
      </style:paragraph-properties>
      <style:text-properties fo:color="#ffffff" fo:font-size="12pt" fo:font-style="normal" fo:font-weight="normal" style:font-size-asian="18pt" style:font-style-asian="normal" style:font-size-complex="18pt" style:font-style-complex="normal"/>
    </style:style>
    <style:style style:name="P7" style:family="paragraph">
      <loext:graphic-properties draw:fill="none" draw:fill-color="#ffffff"/>
      <style:paragraph-properties>
        <style:tab-stops>
          <style:tab-stop style:position="1.493cm"/>
          <style:tab-stop style:position="7.49cm"/>
          <style:tab-stop style:position="13.487cm"/>
        </style:tab-stops>
      </style:paragraph-properties>
      <style:text-properties fo:color="#ffffff" fo:font-size="13pt" fo:font-style="normal" fo:font-weight="bold" style:font-size-asian="18pt" style:font-style-asian="normal" style:font-size-complex="18pt" style:font-style-complex="normal"/>
    </style:style>
    <style:style style:name="P8" style:family="paragraph">
      <loext:graphic-properties draw:fill-color="#dc2300"/>
      <style:paragraph-properties fo:text-align="center"/>
    </style:style>
    <style:style style:name="T1" style:family="text">
      <style:text-properties fo:color="#ffffff" fo:font-size="18pt" fo:font-style="italic" fo:font-weight="bold" style:font-size-asian="18pt" style:font-style-asian="italic" style:font-weight-asian="normal" style:font-size-complex="18pt" style:font-style-complex="italic"/>
    </style:style>
    <style:style style:name="T2" style:family="text">
      <style:text-properties fo:color="#ffffff" fo:font-size="16pt" fo:font-style="italic" fo:font-weight="bold" style:font-size-asian="18pt" style:font-style-asian="italic" style:font-size-complex="18pt" style:font-style-complex="italic"/>
    </style:style>
    <style:style style:name="T3" style:family="text">
      <style:text-properties fo:color="#ffffff" fo:font-size="15pt" fo:font-style="italic" fo:font-weight="bold" style:font-size-asian="18pt" style:font-style-asian="italic" style:font-weight-asian="normal" style:font-size-complex="18pt" style:font-style-complex="italic"/>
    </style:style>
    <style:style style:name="T4" style:family="text">
      <style:text-properties fo:color="#ffffff" fo:font-size="13pt" fo:font-style="normal" fo:font-weight="bold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20cm" svg:height="8.466cm" svg:x="0.5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8.128cm" svg:height="0.978cm" svg:x="1.5cm" svg:y="1.6cm">
          <draw:text-box>
            <text:p><text:span text:style-name="T1">MM4A</text:span><text:span text:style-name="T2"> <text:s text:c="34"/></text:span><text:span text:style-name="T3">Electrical distribution and switching unit</text:span></text:p>
          </draw:text-box>
        </draw:frame>
        <draw:line draw:style-name="gr3" draw:text-style-name="P3" draw:layer="layout" svg:x1="1.7cm" svg:y1="2.53cm" svg:x2="19.3cm" svg:y2="2.5cm">
          <text:p/>
        </draw:line>
        <draw:custom-shape draw:style-name="gr4" draw:text-style-name="P4" draw:layer="layout" svg:width="0.25cm" svg:height="0.25cm" svg:x="14.38cm" svg:y="3.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25cm" svg:height="0.25cm" svg:x="14.38cm" svg:y="5.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25cm" svg:height="0.25cm" svg:x="14.38cm" svg:y="6.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25cm" svg:height="0.25cm" svg:x="8.38cm" svg:y="5.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25cm" svg:height="0.25cm" svg:x="2.38cm" svg:y="3.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25cm" svg:height="0.25cm" svg:x="2.38cm" svg:y="5.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6" draw:layer="layout" svg:width="18.128cm" svg:height="0.978cm" svg:x="1.5cm" svg:y="3.6cm">
          <draw:text-box>
            <text:p text:style-name="P5"><text:span text:style-name="T4"><text:tab/></text:span><text:span text:style-name="T4">mains voltage</text:span><text:span text:style-name="T4"><text:tab/></text:span><text:span text:style-name="T4"><text:tab/></text:span><text:span text:style-name="T4">heating</text:span></text:p>
          </draw:text-box>
        </draw:frame>
        <draw:frame draw:style-name="gr5" draw:text-style-name="P7" draw:layer="layout" svg:width="18.128cm" svg:height="0.948cm" svg:x="1.5cm" svg:y="5.1cm">
          <draw:text-box>
            <text:p text:style-name="P5"><text:span text:style-name="T4"><text:tab/></text:span><text:span text:style-name="T4">auxiliary voltage</text:span><text:span text:style-name="T4"><text:tab/></text:span><text:span text:style-name="T4">manual mode</text:span><text:span text:style-name="T4"><text:tab/></text:span><text:span text:style-name="T4">lighting</text:span></text:p>
          </draw:text-box>
        </draw:frame>
        <draw:custom-shape draw:style-name="gr6" draw:text-style-name="P8" draw:layer="layout" svg:width="6cm" svg:height="1.25cm" svg:x="1.8cm" svg:y="6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18.128cm" svg:height="0.978cm" svg:x="1.5cm" svg:y="6.62cm">
          <draw:text-box>
            <text:p text:style-name="P5"><text:span text:style-name="T4"><text:tab/></text:span><text:span text:style-name="T4">protection error</text:span><text:span text:style-name="T4"><text:tab/></text:span><text:span text:style-name="T4"><text:tab/></text:span><text:span text:style-name="T4">ventilating</text:span></text:p>
          </draw:text-box>
        </draw:frame>
        <draw:custom-shape draw:style-name="gr4" draw:text-style-name="P4" draw:layer="layout" svg:width="0.25cm" svg:height="0.25cm" svg:x="2.38cm" svg:y="6.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3" draw:layer="layout" svg:x1="12.41cm" svg:y1="5.5cm" svg:x2="13.965cm" svg:y2="5.5cm">
          <text:p/>
        </draw:line>
        <draw:line draw:style-name="gr8" draw:text-style-name="P3" draw:layer="layout" svg:x1="13.962cm" svg:y1="7cm" svg:x2="13.22cm" svg:y2="7.001cm">
          <text:p/>
        </draw:line>
        <draw:line draw:style-name="gr9" draw:text-style-name="P3" draw:layer="layout" svg:x1="13.236cm" svg:y1="7.011cm" svg:x2="13.25cm" svg:y2="5.4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ozsár Zsolt</meta:initial-creator>
    <meta:creation-date>2019-09-10T15:25:15.751668501</meta:creation-date>
    <meta:generator>LibreOffice/5.2.7.2$Linux_x86 LibreOffice_project/20m0$Build-2</meta:generator>
    <dc:date>2019-09-18T19:30:57.946254442</dc:date>
    <dc:creator>Pozsár Zsolt</dc:creator>
    <meta:editing-duration>PT1H12M33S</meta:editing-duration>
    <meta:editing-cycles>11</meta:editing-cycles>
    <dc:title>MM4A front foil</dc:title>
    <meta:document-statistic meta:object-count="17"/>
  </office:meta>
</office:document-meta>
</file>